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</text:p>
      <text:p text:style-name="Standard"/>
      <text:p text:style-name="Standard">comm=Content.create(:title =&gt; "Communication", :subtitle =&gt; "Type of Communication at HP", :page_id =&gt; "communication")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pl=Content.create(:title =&gt; "Programming Languages", :subtitle =&gt; "Types of Programming Languages used at HP", :page_id =&gt; "pl")</text:p>
      <text:p text:style-name="Standard"/>
      <text:p text:style-name="Standard">pl.content_texts.create(:body_text =&gt; "The second major thing I have learned at HP that has eased my life into my career field is the learning of the programming languages. We use two major programing 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helpers” which pre-write our code for us, saving us time on repetitive tasks. This allows us to create, <text:soft-page-break/>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fun=Content.create(:title =&gt; "Enjoying Work", :subtitle =&gt; "Relaxing and Entertaining Times at HP", :page_id =&gt; "fun")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conclusion=Content.create(:title =&gt; "Working For Us", :subtitle =&gt; "Become an HP Team Member", :page_id =&gt; "conclusion")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more effective in what ever environment I chose as my long term career. HP has help me expand my <text:soft-page-break/>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19T21:35:47</dc:date>
    <dc:creator>Joseph </dc:creator>
    <meta:editing-duration>PT24M4S</meta:editing-duration>
    <meta:editing-cycles>6</meta:editing-cycles>
    <meta:generator>LibreOffice/3.5$Linux_X86_64 LibreOffice_project/350m1$Build-2</meta:generator>
    <meta:document-statistic meta:table-count="0" meta:image-count="0" meta:object-count="0" meta:page-count="3" meta:paragraph-count="13" meta:word-count="1394" meta:character-count="8139" meta:non-whitespace-character-count="6747"/>
  </office:meta>
</office:document-meta>
</file>